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provaSansBlack" svg:font-family="AprovaSansBlack"/>
    <style:font-face style:name="InterUI" svg:font-family="InterUI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.499cm" style:contextual-spacing="false" style:line-height-at-least="0.635cm" fo:orphans="2" fo:widows="2" fo:text-indent="0cm" style:auto-text-indent="false"/>
      <style:text-properties fo:font-variant="normal" fo:text-transform="none" fo:color="#111111" loext:opacity="100%" style:font-name="AprovaSansBlack" fo:font-size="15pt" fo:letter-spacing="normal" fo:font-style="normal" fo:font-weight="normal"/>
    </style:style>
    <style:style style:name="P2" style:family="paragraph" style:parent-style-name="Standard">
      <style:paragraph-properties fo:margin-left="0cm" fo:margin-right="1.058cm" fo:margin-top="0cm" fo:margin-bottom="0.847cm" style:contextual-spacing="false" style:line-height-at-least="0.847cm" fo:orphans="2" fo:widows="2" fo:text-indent="0cm" style:auto-text-indent="false" fo:padding="0cm" fo:border="none"/>
      <style:text-properties fo:font-variant="normal" fo:text-transform="none" fo:color="#111111" loext:opacity="100%" style:font-name="AprovaSansBlack" fo:font-size="15pt" fo:letter-spacing="normal" fo:font-style="normal" fo:font-weight="normal"/>
    </style:style>
    <style:style style:name="P3" style:family="paragraph" style:parent-style-name="Standard">
      <style:paragraph-properties fo:margin-left="0cm" fo:margin-right="0cm" fo:margin-top="0cm" fo:margin-bottom="0.499cm" style:contextual-spacing="false" style:line-height-at-least="0.635cm" fo:orphans="2" fo:widows="2" fo:text-indent="0cm" style:auto-text-indent="false"/>
      <style:text-properties fo:font-variant="normal" fo:text-transform="none" fo:color="#111111" loext:opacity="100%" fo:letter-spacing="normal"/>
    </style:style>
    <style:style style:name="P4" style:family="paragraph" style:parent-style-name="Text_20_body">
      <style:paragraph-properties fo:margin-left="0cm" fo:margin-right="1.058cm" fo:margin-top="0cm" fo:margin-bottom="0.847cm" style:contextual-spacing="false" style:line-height-at-least="0.847cm" fo:orphans="2" fo:widows="2" fo:text-indent="0cm" style:auto-text-indent="false" fo:padding="0cm" fo:border="none"/>
      <style:text-properties fo:font-variant="normal" fo:text-transform="none" fo:color="#666666" loext:opacity="100%" style:font-name="InterUI" fo:font-size="15pt" fo:letter-spacing="normal" fo:font-style="normal" fo:font-weight="normal"/>
    </style:style>
    <style:style style:name="T1" style:family="text">
      <style:text-properties style:font-name="InterUI" fo:font-size="15pt" fo:font-style="normal" fo:font-weight="normal"/>
    </style:style>
    <style:style style:name="T2" style:family="text">
      <style:text-properties fo:color="#666666" loext:opacity="100%"/>
    </style:style>
    <style:style style:name="T3" style:family="text">
      <style:text-properties fo:color="#666666" loext:opacity="100%" style:font-name="InterUI"/>
    </style:style>
    <style:style style:name="T4" style:family="text">
      <style:text-properties fo:color="#666666" loext:opacity="100%" style:font-name="InterUI" fo:font-size="15pt" fo:font-style="normal" fo:font-weight="normal"/>
    </style:style>
    <style:style style:name="T5" style:family="text">
      <style:text-properties style:font-name="AprovaSansBlack" fo:font-size="15pt" fo:font-style="normal" fo:font-weight="normal"/>
    </style:style>
    <style:style style:name="T6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01 - <text:span text:style-name="T3">Um processo de desenvolvimento de software é um conjunto de atividades, parcialmente ordenadas, com a finalidade de obter um produto de software. No processo ADIT as atividades são: Análise, Design, Implementação e Testes.<text:line-break/>Dadas as afirmações:<text:line-break/>I – Os papéis de todos os envolvidos no ADIT são: usuário, engenheiro de software, programador e testador.<text:line-break/>II - Na Análise são identificadas as necessidades e metas dos usuários que serão convertidas em requisitos para o desenvolvimento da aplicação.<text:line-break/>III – No design são realizados os testes para validação dos requisitos e verificação das funcionalidades.</text:span></text:p>
      <text:p text:style-name="P4">Assinale a alternativa correta. <text:span text:style-name="T6">I e II são verdadeiras</text:span></text:p>
      <text:p text:style-name="P3"><text:span text:style-name="T5">02 - </text:span><text:span text:style-name="T2">“</text:span><text:span text:style-name="T4">Um processo de software é um conjunto de atividades relacionadas que levam a produção de um sistema de software” (Sommerville, 2019). Com base nessa definição de processo de desenvolvimento de software, analise as afirmações:<text:line-break/>I – Uma das principais atividades de um processo de software está diretamente relacionada com a descoberta de requisitos.<text:line-break/>II – Podemos dizer que o ciclo de vida ágil foi o responsável pela crise do software na área de desenvolvimento de softwares.<text:line-break/>III – Os requisitos de um sistema refletem as necessidades dos clientes, que atendem a um determinado propósito.</text:span></text:p>
      <text:p text:style-name="P4">Assinale a alternativa correta. <text:span text:style-name="T6">I e III são verdadeiras</text:span></text:p>
      <text:p text:style-name="P1">03 - <text:span text:style-name="T3">Os requisitos não funcionais estão dissociados das funções específicas que o sistema fornece. Eles estão associados às propriedades do sistema como usabilidade, performance, segurança, confiabilidade etc. No sistema de economia compartilhada que promove o empréstimo ou aluguel de objetos entre os condôminos de um condomínio.</text:span></text:p>
      <text:p text:style-name="P4">Análise quais são requisitos não funcionais:<text:line-break/>I – O cadastro de informações de cada condômino possui <text:soft-page-break/>validação por correio eletrônico.<text:line-break/>II – E o tempo máximo para que o aplicativo carregue e apresente a tela do aplicativo o cadastro de um novo objeto é de 5 minutos.<text:line-break/>III – Condôminos que compartilham objetos tem uma pontuação que pode gerar descontos em aluguel do salão de festas.</text:p>
      <text:p text:style-name="P4">Assinale a alternativa correta. <text:span text:style-name="T6">I e II são verdadeiras</text:span></text:p>
      <text:p text:style-name="P2">04 - <text:span text:style-name="T3">Para os requisitos de desempenho (performance), podemos identificar as seguintes características: 1) especifica o tempo necessário para que o sistema termine a execução de uma tarefa ou transação; 2) especifica quais os volumes de dados que o sistema consegue tratar o quanto de dado o sistema consegue armazenar; 3) define o tempo necessário para que o sistema entre em operação; e 4) define o tempo necessário para que o sistema pare de funcionar.</text:span></text:p>
      <text:p text:style-name="P4">Para os requisitos de desempenho especificados,<text:line-break/>I. A autorização de um saque no caixa eletrônico não deve demorar mais que 2 segundos.<text:line-break/>II. O sistema não deve demorar mais do que 10 minutos para ser reativado, após uma falha de rede.<text:line-break/>III. O sistema tem que intuitivo e possuir sistema de ajuda.</text:p>
      <text:p text:style-name="P4">Assinale a alternativa correta. <text:span text:style-name="T6">I e II são verdadeiras</text:span></text:p>
      <text:p text:style-name="P2"/>
      <text:p text:style-name="P2"><text:soft-page-break/>05 - <text:span text:style-name="T3">Com o olhar do Design Thinking, analise as afirmações:</text:span></text:p>
      <text:p text:style-name="P4">I. O reenquadramento não examina e observa o negócio sob perspectivas diversas e ângulos diferentes.<text:line-break/>II. O reenquadramento não pode e nem deve ser utilizado para a criação de novos negócios, pois vai além dos negócios existentes.<text:line-break/>III. O reenquadramento é uma ferramenta da fase de imersão preliminar da abordagem do design thinking.</text:p>
      <text:p text:style-name="P4">Assinale a alternativa correta. <text:span text:style-name="T6">Apenas III é verdadeira</text:span></text:p>
      <text:p text:style-name="P4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provaSansBlack" svg:font-family="AprovaSansBlack"/>
    <style:font-face style:name="InterUI" svg:font-family="InterUI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6T15:21:46.522043107</meta:creation-date>
    <dc:date>2022-10-06T15:32:19.410651133</dc:date>
    <meta:editing-duration>PT22S</meta:editing-duration>
    <meta:editing-cycles>1</meta:editing-cycles>
    <meta:document-statistic meta:table-count="0" meta:image-count="0" meta:object-count="0" meta:page-count="3" meta:paragraph-count="13" meta:word-count="530" meta:character-count="3318" meta:non-whitespace-character-count="2793"/>
    <meta:generator>LibreOffice/7.3.6.2$Linux_X86_64 LibreOffice_project/30$Build-2</meta:generator>
  </office:meta>
</office:document-meta>
</file>